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Skills" style:family="table">
      <style:table-properties style:width="6.9271in" fo:margin-left="0in" table:align="left"/>
    </style:style>
    <style:style style:name="Skills.A" style:family="table-column">
      <style:table-column-properties style:column-width="1.4063in"/>
    </style:style>
    <style:style style:name="Skills.B" style:family="table-column">
      <style:table-column-properties style:column-width="5.5208in"/>
    </style:style>
    <style:style style:name="Skills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01d526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Job_20_Description">
      <style:text-properties officeooo:paragraph-rsid="0003d456"/>
    </style:style>
    <style:style style:name="P4" style:family="paragraph" style:parent-style-name="Job_20_Description">
      <style:text-properties officeooo:paragraph-rsid="0004688e"/>
    </style:style>
    <style:style style:name="P5" style:family="paragraph" style:parent-style-name="Text_20_body">
      <style:text-properties officeooo:rsid="0001d526" style:font-name-asian="WenQuanYi Zen Hei Sharp" style:font-name-complex="DejaVu Sans"/>
    </style:style>
    <style:style style:name="P6" style:family="paragraph" style:parent-style-name="Heading_20_1">
      <style:paragraph-properties fo:text-align="center" style:justify-single-word="false"/>
      <style:text-properties officeooo:rsid="0001d526"/>
    </style:style>
    <style:style style:name="P7" style:family="paragraph" style:parent-style-name="Heading_20_2">
      <style:text-properties officeooo:rsid="0001d526" style:font-name-asian="WenQuanYi Zen Hei Sharp" style:font-name-complex="DejaVu Sans"/>
    </style:style>
    <style:style style:name="P8" style:family="paragraph" style:parent-style-name="Heading_20_2">
      <style:text-properties officeooo:rsid="0001d526" officeooo:paragraph-rsid="0001d526" style:font-name-asian="WenQuanYi Zen Hei Sharp" style:font-name-complex="DejaVu Sans"/>
    </style:style>
    <style:style style:name="P9" style:family="paragraph" style:parent-style-name="Heading_20_2">
      <style:text-properties officeooo:rsid="0004688e" officeooo:paragraph-rsid="0004688e" style:font-name-asian="WenQuanYi Zen Hei Sharp" style:font-name-complex="DejaVu Sans"/>
    </style:style>
    <style:style style:name="P10" style:family="paragraph" style:parent-style-name="Table_20_Contents">
      <style:text-properties fo:font-weight="bold" officeooo:rsid="0001d526" style:font-weight-asian="bold" style:font-weight-complex="bold"/>
    </style:style>
    <style:style style:name="P11" style:family="paragraph" style:parent-style-name="Table_20_Contents">
      <style:text-properties officeooo:rsid="0001d526" officeooo:paragraph-rsid="0001d526"/>
    </style:style>
    <style:style style:name="P12" style:family="paragraph" style:parent-style-name="Job_20_Title">
      <style:text-properties officeooo:rsid="0004688e" officeooo:paragraph-rsid="0004688e" style:font-name-asian="WenQuanYi Zen Hei Sharp" style:font-name-complex="DejaVu Sans"/>
    </style:style>
    <style:style style:name="T1" style:family="text">
      <style:text-properties style:font-name="Open Sans" fo:font-size="12pt" fo:font-weight="normal" officeooo:rsid="0001d526" style:font-name-asian="Open Sans" style:font-size-asian="10.5pt" style:font-weight-asian="normal" style:font-name-complex="Open Sans" style:font-size-complex="12pt" style:font-weight-complex="normal"/>
    </style:style>
    <style:style style:name="T2" style:family="text">
      <style:text-properties style:font-name="Open Sans2" fo:font-size="12pt" fo:font-weight="normal" officeooo:rsid="0001d526" style:font-name-asian="WenQuanYi Zen Hei Sharp" style:font-size-asian="10.5pt" style:font-weight-asian="normal" style:font-name-complex="DejaVu Sans" style:font-size-complex="12pt" style:font-weight-complex="normal"/>
    </style:style>
    <style:style style:name="T3" style:family="text">
      <style:text-properties style:font-name="Open Sans2" fo:font-size="12pt" fo:font-weight="normal" officeooo:rsid="0004688e" style:font-name-asian="WenQuanYi Zen Hei Sharp" style:font-size-asian="10.5pt" style:font-weight-asian="normal" style:font-name-complex="DejaVu Sans" style:font-size-complex="12pt" style:font-weight-complex="normal"/>
    </style:style>
    <style:style style:name="T4" style:family="text">
      <style:text-properties officeooo:rsid="0001d526" style:font-name-asian="WenQuanYi Zen Hei Sharp" style:font-name-complex="DejaVu Sans"/>
    </style:style>
    <style:style style:name="T5" style:family="text">
      <style:text-properties officeooo:rsid="0003d456" style:font-name-asian="WenQuanYi Zen Hei Sharp" style:font-name-complex="DejaVu Sans"/>
    </style:style>
    <style:style style:name="T6" style:family="text">
      <style:text-properties officeooo:rsid="0004688e" style:font-name-asian="WenQuanYi Zen Hei Sharp" style:font-name-complex="DejaVu Sans"/>
    </style:style>
    <style:style style:name="T7" style:family="text">
      <style:text-properties officeooo:rsid="0005ee11" style:font-name-asian="WenQuanYi Zen Hei Sharp" style:font-name-complex="DejaVu Sans"/>
    </style:style>
    <style:style style:name="T8" style:family="text">
      <style:text-properties officeooo:rsid="00062f7d" style:font-name-asian="WenQuanYi Zen Hei Sharp" style:font-name-complex="DejaVu Sans"/>
    </style:style>
    <style:style style:name="T9" style:family="text">
      <style:text-properties officeooo:rsid="000677f3" style:font-name-asian="WenQuanYi Zen Hei Sharp" style:font-name-complex="DejaVu Sans"/>
    </style:style>
    <style:style style:name="T10" style:family="text">
      <style:text-properties fo:color="#000000" style:font-name="Open Sans2" fo:font-size="12pt" style:text-underline-style="none" fo:font-weight="normal" officeooo:rsid="0001d526" style:font-size-asian="10.5pt" style:font-weight-asian="normal" style:font-size-complex="12pt" style:font-weight-complex="normal"/>
    </style:style>
    <style:style style:name="T11" style:family="text">
      <style:text-properties fo:color="#000000" style:font-name="Open Sans2" fo:font-size="12pt" fo:font-weight="normal" officeooo:rsid="0001d526" style:font-size-asian="10.5pt" style:font-weight-asian="normal" style:font-size-complex="12pt" style:font-weight-complex="normal"/>
    </style:style>
    <style:style style:name="T12" style:family="text">
      <style:text-properties fo:color="#000000" style:font-name="Open Sans2" fo:font-size="12pt" fo:font-style="italic" style:text-underline-style="none" fo:font-weight="normal" officeooo:rsid="0001d526" style:font-name-asian="WenQuanYi Zen Hei Sharp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T13" style:family="text">
      <style:text-properties fo:color="#000000" fo:font-style="italic" style:text-underline-style="none" officeooo:rsid="0004688e" style:font-name-asian="WenQuanYi Zen Hei Sharp" style:font-style-asian="italic" style:font-name-complex="DejaVu Sans" style:font-style-complex="italic"/>
    </style:style>
    <style:style style:name="T14" style:family="text">
      <style:text-properties style:text-position="super 58%" officeooo:rsid="0004688e" style:font-name-asian="WenQuanYi Zen Hei Sharp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John Sullivan</text:h>
      <text:p text:style-name="P1"><text:a xlink:type="simple" xlink:href="mailto:jsull003@ucr.edu"><text:span text:style-name="T10">jsull003@ucr.edu</text:span></text:a><text:span text:style-name="T11"> </text:span><text:span text:style-name="T1">•</text:span><text:span text:style-name="T2"> </text:span><text:span text:style-name="T3">Portfolio at </text:span><text:a xlink:type="simple" xlink:href="http://www.johnsullivan.name/"><text:span text:style-name="T12">www.johnsullivan.name</text:span></text:a></text:p>
      <text:h text:style-name="P7" text:outline-level="2">Objective</text:h>
      <text:p text:style-name="P5">A software development internship, with a medium sized team of developers, that involves responsibilities and freedoms normally found in a full time position.</text:p>
      <text:h text:style-name="P8" text:outline-level="2">Technologies</text:h>
      <text:p text:style-name="Text_20_body">Here are some technologies that I have had a strong history with, and would love to work with professionally in the future.</text:p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2">Languages</text:p>
          </table:table-cell>
          <table:table-cell table:style-name="Skills.A1" office:value-type="string">
            <text:p text:style-name="Table_20_Contents">Python, C, C++, C#, JavaScript</text:p>
          </table:table-cell>
        </table:table-row>
        <table:table-row>
          <table:table-cell table:style-name="Skills.A1" office:value-type="string">
            <text:p text:style-name="P2">Libraries</text:p>
          </table:table-cell>
          <table:table-cell table:style-name="Skills.A1" office:value-type="string">
            <text:p text:style-name="Table_20_Contents">Flask, WPF, SDL, jQuery, mongoengine, Requests</text:p>
          </table:table-cell>
        </table:table-row>
        <table:table-row>
          <table:table-cell table:style-name="Skills.A1" office:value-type="string">
            <text:p text:style-name="P10">Services</text:p>
          </table:table-cell>
          <table:table-cell table:style-name="Skills.A1" office:value-type="string">
            <text:p text:style-name="P11">Nginx, uWSGI, MongoDB</text:p>
          </table:table-cell>
        </table:table-row>
        <table:table-row>
          <table:table-cell table:style-name="Skills.A1" office:value-type="string">
            <text:p text:style-name="P10">Fields</text:p>
          </table:table-cell>
          <table:table-cell table:style-name="Skills.A1" office:value-type="string">
            <text:p text:style-name="P11">Networking, Graphics, Distributed Systems, Software Deployment, Security, Back-end Web Development</text:p>
          </table:table-cell>
        </table:table-row>
      </table:table>
      <text:h text:style-name="P8" text:outline-level="2">Work History</text:h>
      <text:list xml:id="list11242463901" text:style-name="List_20_1">
        <text:list-item>
          <text:p text:style-name="Job_20_Title">JetHead Development, Inc: Software Engineer [Summers of 2012 and 2013]</text:p>
        </text:list-item>
      </text:list>
      <text:p text:style-name="Job_20_Description"><text:span text:style-name="T4">During my </text:span><text:span text:style-name="T5">two internships a</text:span><text:span text:style-name="T4">t JetHead </text:span><text:span text:style-name="T5">I was responsible for implementing </text:span><text:span text:style-name="T7">the</text:span><text:span text:style-name="T5"> parsing and rendering </text:span><text:span text:style-name="T7">logic </text:span><text:span text:style-name="T5">for two captioning formats on their set</text:span><text:span text:style-name="T7">-</text:span><text:span text:style-name="T5">top boxes (CEA-608 and CEA-708). I also fixed many bugs across their </text:span><text:span text:style-name="T8">large </text:span><text:span text:style-name="T5">code base and implemented various other features in coordination with my coworkers.</text:span></text:p>
      <text:list xml:id="list927167907" text:continue-numbering="true" text:style-name="List_20_1">
        <text:list-item>
          <text:p text:style-name="Job_20_Title">UC Riverside: Supplemental Instruction Leader [Jan 2011 to Present]</text:p>
        </text:list-item>
      </text:list>
      <text:p text:style-name="P3"><text:span text:style-name="T5">As an SI Leader I have had the opportunity to convince Freshman college students that Computer Science is an amazing discipline while helping them </text:span><text:span text:style-name="T9">learn </text:span><text:span text:style-name="T5">their craft. I am now a Mentor </text:span><text:span text:style-name="T9">and </text:span><text:span text:style-name="T5">responsible for training my fellow SI Leaders to engage and support students </text:span><text:span text:style-name="T9">along with my normal duties</text:span><text:span text:style-name="T5">.</text:span></text:p>
      <text:h text:style-name="P9" text:outline-level="2">Education</text:h>
      <text:list xml:id="list1623290686" text:continue-numbering="true" text:style-name="List_20_1">
        <text:list-item>
          <text:p text:style-name="P12">University of California, Riverside</text:p>
        </text:list-item>
      </text:list>
      <text:p text:style-name="P4"><text:span text:style-name="T6">Currently attending as a 4</text:span><text:span text:style-name="T14">th</text:span>-<text:span text:style-name="T6">year Junior in Computer Science. 3.155 Cumulative GPA.</text:span></text:p>
      <text:list xml:id="list625753212" text:continue-numbering="true" text:style-name="List_20_1">
        <text:list-item>
          <text:p text:style-name="P12">Self-Taught</text:p>
        </text:list-item>
      </text:list>
      <text:p text:style-name="P4"><text:span text:style-name="T6">Began programming in 3</text:span><text:span text:style-name="T14">rd</text:span><text:span text:style-name="T6"> grade and have been actively exploring </text:span><text:span text:style-name="T8">software engineering</text:span><text:span text:style-name="T6"> ever since. See </text:span><text:a xlink:type="simple" xlink:href="http://johnsullivan.name/about.htm"><text:span text:style-name="T13">johnsullivan.name/about.htm</text:span></text:a><text:span text:style-name="T6"> for the fuller s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>
      <style:paragraph-properties fo:margin-top="0.1665in" fo:margin-bottom="0.0835in" style:contextual-spacing="false" fo:keep-with-next="always"/>
      <style:text-properties style:font-name="Open Sans1" fo:font-size="14pt" fo:font-weight="bold" style:font-name-asian="WenQuanYi Zen Hei Sharp" style:font-size-asian="14pt" style:font-weight-asian="normal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Open Sans1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1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Job_20_Title" style:display-name="Job Title" style:family="paragraph" style:parent-style-name="Heading" style:next-style-name="Job_20_Description" style:auto-update="true" style:list-style-name="List_20_1" style:class="text" style:master-page-name="">
      <style:paragraph-properties fo:margin-top="0.1098in" fo:margin-bottom="0.0402in" style:contextual-spacing="false" style:page-number="auto"/>
      <style:text-properties style:font-name="Open Sans Semibold" fo:font-size="12pt" fo:font-style="normal" fo:font-weight="600" style:font-size-asian="10.5pt"/>
    </style:style>
    <style:style style:name="Job_20_Description" style:display-name="Job Description" style:family="paragraph" style:parent-style-name="Text_20_body" style:next-style-name="Job_20_Title" style:auto-update="true" style:class="text" style:master-page-name="">
      <style:paragraph-properties fo:margin-left="0.1799in" fo:margin-right="0in" fo:text-indent="0in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ullivan</meta:initial-creator>
    <meta:creation-date>2013-09-20T16:49:31</meta:creation-date>
    <dc:date>2013-09-21T12:51:52</dc:date>
    <dc:creator>John Sullivan</dc:creator>
    <meta:editing-duration>PT52M20S</meta:editing-duration>
    <meta:editing-cycles>4</meta:editing-cycles>
    <meta:generator>LibreOffice/3.6$Linux_X86_64 LibreOffice_project/360m1$Build-2</meta:generator>
    <meta:document-statistic meta:table-count="1" meta:image-count="0" meta:object-count="0" meta:page-count="1" meta:paragraph-count="24" meta:word-count="242" meta:character-count="1631" meta:non-whitespace-character-count="1417"/>
  </office:meta>
</office:document-meta>
</file>